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style:font-name="Arial" fo:font-size="10pt" fo:font-weight="normal" style:font-size-asian="10pt" style:font-weight-asian="normal" style:font-size-complex="10pt" style:font-weight-complex="normal"/>
    </style:style>
    <style:style style:name="P2" style:family="paragraph" style:parent-style-name="Standard">
      <style:text-properties style:use-window-font-color="true" style:font-name="Arial" fo:font-size="10pt" fo:font-weight="bold" style:font-size-asian="10pt" style:font-weight-asian="bold" style:font-size-complex="10pt" style:font-weight-complex="bold"/>
    </style:style>
    <style:style style:name="P3" style:family="paragraph" style:parent-style-name="Standard">
      <style:text-properties style:use-window-font-color="true" style:font-name="Arial" fo:font-size="14pt" fo:font-weight="bold" style:font-size-asian="14pt" style:font-weight-asian="bold" style:font-size-complex="14pt" style:font-weight-complex="bold"/>
    </style:style>
    <style:style style:name="P4" style:family="paragraph" style:parent-style-name="Standard">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5" style:family="paragraph" style:parent-style-name="Standard">
      <style:text-properties style:font-name="Arial" fo:font-size="10pt" style:font-size-asian="10pt" style:font-size-complex="10pt"/>
    </style:style>
    <style:style style:name="P6" style:family="paragraph" style:parent-style-name="Standard">
      <style:text-properties fo:color="#ff950e" style:font-name="Arial" fo:font-size="10pt" fo:font-weight="bold" style:font-size-asian="10pt" style:font-weight-asian="bold" style:font-size-complex="10pt" style:font-weight-complex="bold"/>
    </style:style>
    <style:style style:name="P7" style:family="paragraph" style:parent-style-name="Standard">
      <style:text-properties style:font-name="Courier New" fo:font-size="10pt" style:font-name-asian="Courier New" style:font-size-asian="10pt" style:font-name-complex="Courier New" style:font-size-complex="10pt"/>
    </style:style>
    <style:style style:name="P8" style:family="paragraph" style:parent-style-name="Standard">
      <style:text-properties fo:color="#00ae00" style:font-name="Arial" fo:font-size="10pt" fo:font-weight="normal" style:font-size-asian="10pt" style:font-weight-asian="normal" style:font-size-complex="10pt" style:font-weight-complex="normal"/>
    </style:style>
    <style:style style:name="P9" style:family="paragraph" style:parent-style-name="Standard">
      <style:text-properties fo:color="#00ae00" style:font-name="Courier New" fo:font-size="10pt" style:font-name-asian="Courier New" style:font-size-asian="10pt" style:font-name-complex="Courier New" style:font-size-complex="10pt"/>
    </style:style>
    <style:style style:name="P10" style:family="paragraph" style:parent-style-name="Standard">
      <style:text-properties fo:font-variant="normal" fo:text-transform="none" style:use-window-font-color="true" style:font-name="Arial" fo:font-size="10pt" fo:letter-spacing="normal" fo:font-style="normal" fo:font-weight="normal" style:font-size-asian="10pt" style:font-weight-asian="bold" style:font-size-complex="10pt" style:font-weight-complex="bold"/>
    </style:style>
    <style:style style:name="P11"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12" style:family="paragraph" style:parent-style-name="Standard">
      <style:text-properties fo:font-variant="normal" fo:text-transform="none" fo:color="#ff950e" style:font-name="Arial" fo:font-size="10pt" fo:letter-spacing="normal" fo:font-style="normal" fo:font-weight="bold" style:font-size-asian="10pt" style:font-weight-asian="bold" style:font-size-complex="10pt" style:font-weight-complex="bold"/>
    </style:style>
    <style:style style:name="P13" style:family="paragraph" style:parent-style-name="Standard">
      <style:text-properties fo:color="#c0c0c0" style:font-name="Arial" fo:font-size="10pt" fo:font-weight="normal" style:font-size-asian="10pt" style:font-weight-asian="normal" style:font-size-complex="10pt" style:font-weight-complex="normal"/>
    </style:style>
    <style:style style:name="P14" style:family="paragraph" style:parent-style-name="Standard">
      <style:text-properties fo:color="#ff0000" style:font-name="Arial" fo:font-size="10pt" fo:font-weight="normal" style:font-size-asian="10pt" style:font-weight-asian="normal" style:font-size-complex="10pt" style:font-weight-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55bf"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ae00" style:font-name="Arial" fo:font-size="10pt" fo:font-weight="bold" style:font-name-asian="Courier New" style:font-size-asian="10pt" style:font-weight-asian="bold" style:font-name-complex="Courier New" style:font-size-complex="10pt" style:font-weight-complex="bold"/>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ff950e" style:font-name="Arial"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weight="normal" style:font-name-asian="Courier New" style:font-size-asian="10pt" style:font-weight-asian="normal" style:font-name-complex="Courier New" style:font-size-complex="10pt" style:font-weight-complex="normal"/>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557f5f"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c0" style:font-name="Courier New" fo:font-size="10pt" style:font-name-asian="Courier New" style:font-size-asian="10pt" style:font-name-complex="Courier New" style:font-size-complex="10pt"/>
    </style:style>
    <style:style style:name="P29" style:family="paragraph" style:parent-style-name="Preformatted_20_Text">
      <style:text-properties fo:font-variant="normal" fo:text-transform="none" fo:color="#000000" style:font-name="Arial" fo:font-size="10.5pt" fo:letter-spacing="normal" fo:font-style="normal" fo:font-weight="normal" style:font-size-asian="10pt" style:font-weight-asian="normal" style:font-size-complex="10pt" style:font-weight-complex="normal"/>
    </style:style>
    <style:style style:name="P30" style:family="paragraph" style:parent-style-name="Standard">
      <style:text-properties style:use-window-font-color="true" style:font-name="Arial" fo:font-size="10pt" fo:font-weight="normal" style:font-size-asian="10pt" style:font-weight-asian="normal" style:font-size-complex="10pt" style:font-weight-complex="normal"/>
    </style:style>
    <style:style style:name="P31" style:family="paragraph" style:parent-style-name="Standard">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32" style:family="paragraph" style:parent-style-name="Standard" style:list-style-name="L1">
      <style:paragraph-properties fo:margin-left="0cm" fo:margin-right="0cm" fo:text-align="start" style:justify-single-word="false" fo:text-indent="0cm" style:auto-text-indent="false" style:text-autospace="none"/>
      <style:text-properties style:use-window-font-color="true" style:font-name="Arial" fo:font-size="10pt" fo:font-weight="normal" style:font-name-asian="Courier New" style:font-size-asian="10pt" style:font-weight-asian="normal" style:font-name-complex="Courier New" style:font-size-complex="10pt" style:font-weight-complex="normal"/>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underline-style="solid" style:text-underline-width="auto" style:text-underline-color="font-color" fo:font-weight="bold" style:font-weight-asian="bold" style:font-weight-complex="bold"/>
    </style:style>
    <style:style style:name="T4" style:family="text">
      <style:text-properties fo:color="#ff950e" fo:font-weight="bold" style:font-weight-asian="bold" style:font-weight-complex="bold"/>
    </style:style>
    <style:style style:name="T5" style:family="text">
      <style:text-properties fo:color="#00ae00"/>
    </style:style>
    <style:style style:name="T6" style:family="text">
      <style:text-properties fo:color="#00ae00" style:text-underline-style="solid" style:text-underline-width="auto" style:text-underline-color="font-color"/>
    </style:style>
    <style:style style:name="T7" style:family="text">
      <style:text-properties fo:color="#00ae00" style:font-name="Arial" fo:font-weight="normal" style:font-name-asian="Courier New" style:font-weight-asian="normal" style:font-name-complex="Courier New" style:font-weight-complex="normal"/>
    </style:style>
    <style:style style:name="T8" style:family="text">
      <style:text-properties fo:color="#00ae00" style:font-name="Arial" style:font-name-asian="Courier New" style:font-name-complex="Courier New"/>
    </style:style>
    <style:style style:name="T9" style:family="text">
      <style:text-properties fo:color="#3f55bf"/>
    </style:style>
    <style:style style:name="T10" style:family="text">
      <style:text-properties fo:color="#7f0055" fo:font-weight="bold" style:font-weight-asian="bold" style:font-weight-complex="bold"/>
    </style:style>
    <style:style style:name="T11" style:family="text">
      <style:text-properties fo:color="#7f0055" style:text-underline-style="solid" style:text-underline-width="auto" style:text-underline-color="font-color" fo:font-weight="bold" style:font-weight-asian="bold" style:font-weight-complex="bold"/>
    </style:style>
    <style:style style:name="T12" style:family="text">
      <style:text-properties fo:color="#557f5f"/>
    </style:style>
    <style:style style:name="T13" style:family="text">
      <style:text-properties fo:color="#ff0000" fo:font-weight="bold" style:font-weight-asian="bold" style:font-weight-complex="bold"/>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fo:font-weight="bold" style:font-weight-asian="bold" style:font-weight-complex="bold"/>
    </style:style>
    <style:style style:name="T16" style:family="text">
      <style:text-properties fo:font-variant="normal" fo:text-transform="none" fo:letter-spacing="normal" fo:font-style="normal" style:font-weight-asian="bold" style:font-weight-complex="bold"/>
    </style:style>
    <style:style style:name="T17" style:family="text">
      <style:text-properties fo:font-variant="normal" fo:text-transform="none" fo:color="#ff0000" fo:letter-spacing="normal" fo:font-style="normal" style:font-weight-asian="bold" style:font-weight-complex="bold"/>
    </style:style>
    <style:style style:name="T18" style:family="text">
      <style:text-properties fo:font-variant="normal" fo:text-transform="none" fo:color="#ff950e" fo:letter-spacing="normal" fo:font-style="normal" fo:font-weight="bold" style:font-weight-asian="bold" style:font-weight-complex="bold"/>
    </style:style>
    <style:style style:name="T19" style:family="text">
      <style:text-properties fo:font-variant="normal" fo:text-transform="none" fo:color="#444444" fo:letter-spacing="normal" fo:font-style="normal" fo:font-weight="normal"/>
    </style:style>
    <style:style style:name="T20" style:family="text">
      <style:text-properties fo:font-variant="normal" fo:text-transform="none" fo:color="#444444" style:font-name="Arial" fo:letter-spacing="normal" fo:font-style="normal" fo:font-weight="normal"/>
    </style:style>
    <style:style style:name="T21" style:family="text">
      <style:text-properties fo:font-variant="normal" fo:text-transform="none" fo:color="#0088cc" style:text-line-through-style="none" fo:letter-spacing="normal" fo:font-style="normal" style:text-underline-style="none" fo:font-weight="normal" style:text-blinking="false"/>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fo:color="#0000c0"/>
    </style:style>
    <style:style style:name="T27" style:family="text">
      <style:text-properties style:use-window-font-color="true"/>
    </style:style>
    <style:style style:name="T28" style:family="text">
      <style:text-properties style:use-window-font-color="true" style:font-name="Arial" fo:font-size="10pt" fo:font-weight="normal" style:font-name-asian="Courier New" style:font-size-asian="10pt" style:font-weight-asian="normal" style:font-name-complex="Courier New" style:font-size-complex="10pt" style:font-weight-complex="normal"/>
    </style:style>
    <style:style style:name="T29" style:family="text">
      <style:text-properties style:use-window-font-color="true" fo:font-weight="normal" style:font-weight-asian="normal" style:font-weight-complex="normal"/>
    </style:style>
    <text:list-style style:name="L1">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Edytujemy plik i wprowadzamy informacje na teamt naszej bazy danych:</text:p>
      <text:p text:style-name="P5"/>
      <text:p text:style-name="P5">C:/sf2_tutorials/symblog/app/config/parameters.yml</text:p>
      <text:p text:style-name="P7">parameters:</text:p>
      <text:p text:style-name="P15"><text:s text:c="4"/>database_driver: pdo_mysql</text:p>
      <text:p text:style-name="P15"><text:s text:c="4"/>database_host: 127.0.0.1</text:p>
      <text:p text:style-name="P15"><text:s text:c="4"/>database_port: null</text:p>
      <text:p text:style-name="P15"><text:s text:c="4"/>database_name: <text:span text:style-name="T6">symblog</text:span></text:p>
      <text:p text:style-name="P15"><text:s text:c="4"/>database_user: root</text:p>
      <text:p text:style-name="P15"><text:s text:c="4"/>database_password: null</text:p>
      <text:p text:style-name="P15"><text:s text:c="4"/>mailer_transport: <text:span text:style-name="T2">smtp</text:span></text:p>
      <text:p text:style-name="P15"><text:s text:c="4"/>mailer_host: 127.0.0.1</text:p>
      <text:p text:style-name="P15"><text:s text:c="4"/>mailer_user: null</text:p>
      <text:p text:style-name="P15"><text:s text:c="4"/>mailer_password: null</text:p>
      <text:p text:style-name="P15"><text:s text:c="4"/><text:span text:style-name="T2">locale</text:span>: <text:span text:style-name="T2">en</text:span></text:p>
      <text:p text:style-name="P15"><text:s text:c="4"/>secret: 1d1fbfb233540e7c5341d57d52fded88530f2a3e</text:p>
      <text:p text:style-name="P15"><text:s text:c="4"/>database_path: null</text:p>
      <text:p text:style-name="P15"/>
      <text:p text:style-name="P5">C:/sf2_tutorials/symblog/app/config/parameters.ini</text:p>
      <text:p text:style-name="P5">[parameters]</text:p>
      <text:p text:style-name="P5"><text:s text:c="4"/>database_driver="pdo_mysql"</text:p>
      <text:p text:style-name="P5"><text:s text:c="4"/>database_host="localhost"</text:p>
      <text:p text:style-name="P5"><text:s text:c="4"/>database_name="<text:span text:style-name="T5">symblog</text:span>"</text:p>
      <text:p text:style-name="P5"><text:s text:c="4"/>database_user="root"</text:p>
      <text:p text:style-name="P5"><text:s text:c="4"/>database_password=""</text:p>
      <text:p text:style-name="P5"><text:s text:c="4"/>mailer_transport="smtp"</text:p>
      <text:p text:style-name="P5"><text:s text:c="4"/>mailer_host="localhost"</text:p>
      <text:p text:style-name="P5"><text:s text:c="4"/>mailer_user=""</text:p>
      <text:p text:style-name="P5"><text:s text:c="4"/>mailer_password=""</text:p>
      <text:p text:style-name="P5"><text:s text:c="4"/>locale="en"</text:p>
      <text:p text:style-name="P5"><text:s text:c="4"/>secret="64a48d528fdd888168b3a95df30ece2435747749"</text:p>
      <text:p text:style-name="P5"/>
      <text:p text:style-name="P5"/>
      <text:p text:style-name="P5">2. Tworzenie bazy danych za pomocą polecenia</text:p>
      <text:p text:style-name="P5"/>
      <text:p text:style-name="P5"><text:tab/><text:span text:style-name="T4">php app/console doctrine:database:create</text:span></text:p>
      <text:p text:style-name="P6"/>
      <text:p text:style-name="P1">3.Zapisanie tabel bazy danych w formacie yml</text:p>
      <text:p text:style-name="P1"/>
      <text:p text:style-name="P4"># <text:span text:style-name="T2">src</text:span>/<text:span text:style-name="T2">Blogger</text:span>/BlogBundle/Resources/<text:span text:style-name="T2">config</text:span>/doctrine/Blog.orm.yml</text:p>
      <text:p text:style-name="P15"><text:span text:style-name="T2">Blogger</text:span>\BlogBundle\Entity\<text:span text:style-name="T2">Blog</text:span>:</text:p>
      <text:p text:style-name="P15"><text:s text:c="2"/>type: entity</text:p>
      <text:p text:style-name="P15"><text:s text:c="2"/>table: <text:span text:style-name="T2">blog</text:span></text:p>
      <text:p text:style-name="P15"><text:s text:c="2"/>id:</text:p>
      <text:p text:style-name="P15"><text:s text:c="4"/>id:</text:p>
      <text:p text:style-name="P15"><text:s text:c="6"/>type: integer</text:p>
      <text:p text:style-name="P15"><text:s text:c="6"/>generator: { strategy: AUTO }</text:p>
      <text:p text:style-name="P15"><text:s text:c="2"/>fields:</text:p>
      <text:p text:style-name="P15"><text:s text:c="4"/>title:</text:p>
      <text:p text:style-name="P15"><text:s text:c="6"/>type: string</text:p>
      <text:p text:style-name="P15"><text:s text:c="6"/>length: 255</text:p>
      <text:p text:style-name="P15"><text:s text:c="4"/>author:</text:p>
      <text:p text:style-name="P15"><text:s text:c="6"/>type: string</text:p>
      <text:p text:style-name="P15"><text:s text:c="6"/>length: 100</text:p>
      <text:p text:style-name="P15"><text:s text:c="4"/><text:span text:style-name="T2">blog</text:span>:</text:p>
      <text:p text:style-name="P15"><text:s text:c="6"/>type: text</text:p>
      <text:p text:style-name="P15"><text:s text:c="4"/>image:</text:p>
      <text:p text:style-name="P15"><text:s text:c="6"/>type: string</text:p>
      <text:p text:style-name="P15"><text:s text:c="6"/>length: 50</text:p>
      <text:p text:style-name="P15"><text:s text:c="4"/>tags:</text:p>
      <text:p text:style-name="P15"><text:s text:c="6"/>type: text</text:p>
      <text:p text:style-name="P15"><text:s text:c="4"/>created:</text:p>
      <text:p text:style-name="P15"><text:s text:c="6"/>type: <text:span text:style-name="T2">datetime</text:span></text:p>
      <text:p text:style-name="P15"><text:soft-page-break/><text:s text:c="4"/>updated:</text:p>
      <text:p text:style-name="P15"><text:s text:c="6"/>type: <text:span text:style-name="T2">datetime</text:span></text:p>
      <text:p text:style-name="P15"><text:s text:c="2"/>oneToMany:</text:p>
      <text:p text:style-name="P15"><text:s text:c="4"/>comments:</text:p>
      <text:p text:style-name="P15"><text:s text:c="6"/>targetEntity: Comment</text:p>
      <text:p text:style-name="P15"><text:s text:c="6"/>mappedBy: <text:span text:style-name="T2">blog</text:span></text:p>
      <text:p text:style-name="P4"><text:s text:c="2"/>lifecycleCallbacks:</text:p>
      <text:p text:style-name="P35"><text:s text:c="4"/>prePersist: [ <text:span text:style-name="T5">setCreatedValue</text:span> ] </text:p>
      <text:p text:style-name="P35"><text:s text:c="4"/>preUpdate: [ <text:span text:style-name="T5">setUpdatedValue</text:span> ]<text:span text:style-name="T7">&lt;- po utworzeniu klas zostaną dodane następujące metody</text:span></text:p>
      <text:p text:style-name="P15"/>
      <text:p text:style-name="P15"># <text:span text:style-name="T2">src</text:span>/<text:span text:style-name="T2">Blogger</text:span>/BlogBundle/Resources/<text:span text:style-name="T2">config</text:span>/doctrine/Comment.orm.yml</text:p>
      <text:p text:style-name="P15"><text:span text:style-name="T2">Blogger</text:span>\BlogBundle\Entity\Comment:</text:p>
      <text:p text:style-name="P15"><text:s text:c="2"/>type: entity</text:p>
      <text:p text:style-name="P15"><text:s text:c="2"/>table: comment</text:p>
      <text:p text:style-name="P15"><text:s text:c="2"/>id:</text:p>
      <text:p text:style-name="P15"><text:s text:c="4"/>id:</text:p>
      <text:p text:style-name="P15"><text:s text:c="6"/>type: integer</text:p>
      <text:p text:style-name="P15"><text:s text:c="6"/>generator: { strategy: AUTO }</text:p>
      <text:p text:style-name="P15"><text:s text:c="2"/>fields:</text:p>
      <text:p text:style-name="P15"><text:s text:c="4"/>user:</text:p>
      <text:p text:style-name="P15"><text:s text:c="6"/>type: string</text:p>
      <text:p text:style-name="P15"><text:s text:c="6"/>length: 255</text:p>
      <text:p text:style-name="P15"><text:s text:c="4"/>comment:</text:p>
      <text:p text:style-name="P15"><text:s text:c="6"/>type: text</text:p>
      <text:p text:style-name="P15"><text:s text:c="4"/>approved:</text:p>
      <text:p text:style-name="P15"><text:s text:c="6"/>type: boolean</text:p>
      <text:p text:style-name="P15"><text:s text:c="6"/><text:span text:style-name="T2">nullable</text:span>: false</text:p>
      <text:p text:style-name="P15"><text:s text:c="4"/>created:</text:p>
      <text:p text:style-name="P15"><text:s text:c="6"/>type: <text:span text:style-name="T2">datetime</text:span></text:p>
      <text:p text:style-name="P15"><text:s text:c="4"/>updated:</text:p>
      <text:p text:style-name="P15"><text:s text:c="6"/>type: <text:span text:style-name="T2">datetime</text:span></text:p>
      <text:p text:style-name="P15"><text:s text:c="2"/>manyToOne:</text:p>
      <text:p text:style-name="P15"><text:s text:c="4"/><text:span text:style-name="T2">blog</text:span>:</text:p>
      <text:p text:style-name="P15"><text:s text:c="6"/>targetEntity: <text:span text:style-name="T2">Blog</text:span></text:p>
      <text:p text:style-name="P15"><text:s text:c="6"/>inversedBy: comments</text:p>
      <text:p text:style-name="P15"><text:s text:c="6"/>joinColumn:</text:p>
      <text:p text:style-name="P15"><text:s text:c="8"/>name: blog_id</text:p>
      <text:p text:style-name="P15"><text:s text:c="8"/>referencedColumnName: id</text:p>
      <text:p text:style-name="P4"><text:s text:c="2"/>lifecycleCallbacks:</text:p>
      <text:p text:style-name="P35"><text:s text:c="4"/>prePersist: [ <text:span text:style-name="T5">setCreatedValue</text:span> ] </text:p>
      <text:p text:style-name="P33"><text:span text:style-name="T5"><text:s text:c="4"/></text:span>preUpdate: [<text:span text:style-name="T5"> setUpdatedValue </text:span>]<text:span text:style-name="T8">&lt;- po utworzeniu klas zostaną dodane następujące metody</text:span></text:p>
      <text:p text:style-name="P1"/>
      <text:p text:style-name="P1">4. Tworzenie klas za pomocą polecenia</text:p>
      <text:p text:style-name="P1"/>
      <text:p text:style-name="P1"><text:tab/><text:span text:style-name="T4">php app/console doctrine:generate:entities BloggerBlogBundle</text:span></text:p>
      <text:p text:style-name="P1"/>
      <text:p text:style-name="P1">Po wykonaniu polecenia zostają stworzone klasy:</text:p>
      <text:p text:style-name="P1"/>
      <text:p text:style-name="P1">symblog\src\Blogger\BlogBundle\Entity\<text:span text:style-name="T5">Blog.php</text:span></text:p>
      <text:p text:style-name="P1">symblog\src\Blogger\BlogBundle\Entity\<text:span text:style-name="T5">Comment.php</text:span></text:p>
      <text:p text:style-name="P1"/>
      <text:p text:style-name="P1"/>
      <text:p text:style-name="P1">5. W powstałych klasach <text:span text:style-name="T5">Blog.php</text:span> i <text:span text:style-name="T5">Comment.php</text:span> dodajemy<text:span text:style-name="T5"> </text:span>następujące wpisy:</text:p>
      <text:p text:style-name="P1"/>
      <text:p text:style-name="P1"/>
      <text:p text:style-name="P4"><text:span text:style-name="T1"><text:s text:c="4"/></text:span><text:span text:style-name="T9">/**</text:span></text:p>
      <text:p text:style-name="P16"><text:s text:c="5"/>* @ORM\PrePersist</text:p>
      <text:p text:style-name="P16"><text:s text:c="5"/>*/</text:p>
      <text:p text:style-name="P15"><text:span text:style-name="T1"><text:s text:c="4"/></text:span><text:span text:style-name="T10">public function </text:span><text:span text:style-name="T1">setCreatedValue()</text:span></text:p>
      <text:p text:style-name="P17"><text:s text:c="4"/>{</text:p>
      <text:p text:style-name="P15"><text:span text:style-name="T1"><text:s text:c="8"/></text:span><text:span text:style-name="T12">// Add your code here</text:span></text:p>
      <text:p text:style-name="P15"><text:span text:style-name="T1"><text:s text:c="8"/></text:span><text:span text:style-name="T10">if</text:span><text:span text:style-name="T1">(!$this-&gt;getCreated())</text:span></text:p>
      <text:p text:style-name="P17"><text:s text:c="8"/>{</text:p>
      <text:p text:style-name="P15"><text:soft-page-break/><text:span text:style-name="T1"><text:s text:c="12"/>$this-&gt;created = </text:span><text:span text:style-name="T10">new </text:span><text:span text:style-name="T1">\DateTime();</text:span></text:p>
      <text:p text:style-name="P17"><text:s text:c="8"/>}</text:p>
      <text:p text:style-name="P17"><text:s text:c="4"/>}</text:p>
      <text:p text:style-name="P15"/>
      <text:p text:style-name="P15"/>
      <text:p text:style-name="P15"/>
      <text:p text:style-name="P15"/>
      <text:p text:style-name="P15"><text:span text:style-name="T1"><text:s text:c="4"/></text:span><text:span text:style-name="T9">/**</text:span></text:p>
      <text:p text:style-name="P16"><text:s text:c="5"/>* @ORM\PreUpdate</text:p>
      <text:p text:style-name="P16"><text:s text:c="5"/>*/</text:p>
      <text:p text:style-name="P15"><text:span text:style-name="T1"><text:s text:c="4"/></text:span><text:span text:style-name="T10">public function </text:span><text:span text:style-name="T1">setUpdatedValue()</text:span></text:p>
      <text:p text:style-name="P17"><text:s text:c="4"/>{</text:p>
      <text:p text:style-name="P15"><text:span text:style-name="T1"><text:s text:c="8"/></text:span><text:span text:style-name="T12">// Add your code here</text:span></text:p>
      <text:p text:style-name="P15"><text:span text:style-name="T1"><text:s text:c="8"/>$this-&gt;updated = </text:span><text:span text:style-name="T10">new </text:span><text:span text:style-name="T1">\DateTime();</text:span></text:p>
      <text:p text:style-name="P17"><text:s text:c="4"/>}</text:p>
      <text:p text:style-name="P1"/>
      <text:p text:style-name="P1"/>
      <text:p text:style-name="P1">5. Tworzenie lub aktualizacja tabel za pomocą polecenia</text:p>
      <text:p text:style-name="P1"/>
      <text:p text:style-name="P1"><text:tab/><text:span text:style-name="T4">php app/console doctrine:schema:update --force</text:span></text:p>
      <text:p text:style-name="P1"/>
      <text:p text:style-name="P1"/>
      <text:p text:style-name="P1"/>
      <text:p text:style-name="P1"/>
      <text:p text:style-name="P1"/>
      <text:p text:style-name="P1"/>
      <text:p text:style-name="P1"/>
      <text:p text:style-name="P1"/>
      <text:p text:style-name="P1"/>
      <text:p text:style-name="P3">The Initial Data - Fixtures </text:p>
      <text:p text:style-name="P1"/>
      <text:p text:style-name="P1">1. Instalacja pakietu - <text:a xlink:type="simple" xlink:href="http://getcomposer.org/download/">http://getcomposer.org/download/</text:a> </text:p>
      <text:p text:style-name="P1"><text:span text:style-name="T13">Otwieramy wiersz poleceń GitBash</text:span> i przechodzimy do katalogu z projektem C:\sf2-tutorials\symblog</text:p>
      <text:p text:style-name="P1"/>
      <text:p text:style-name="P1">Do wiersz poleceń wprowadzamy:</text:p>
      <text:p text:style-name="P1"/>
      <text:p text:style-name="P6"><text:span text:style-name="T14">curl -s https://getcomposer.org/installer | php</text:span> </text:p>
      <text:p text:style-name="P6"/>
      <text:p text:style-name="P1">Do katalogu C:\sf2-tutorials\symblog zostaje dodany plik composer.phar</text:p>
      <text:p text:style-name="P1"/>
      <text:p text:style-name="P1">2. Wirtualny serwer wamp ustawienia:</text:p>
      <text:p text:style-name="P1"/>
      <text:p text:style-name="P1">C:\wamp\bin\php\php5.3.4\php.ini</text:p>
      <text:p text:style-name="P1">extension=php_openssl.dll – zdejmujemy komentarz</text:p>
      <text:p text:style-name="P1"/>
      <text:p text:style-name="P1">C:\wamp\bin\apache\Apache2.2.17\bin\php.ini</text:p>
      <text:p text:style-name="P1">extension=php_openssl.dll – zdejmujemy komentarz</text:p>
      <text:p text:style-name="P1"/>
      <text:p text:style-name="P1">3. Instalacja biblioteki</text:p>
      <text:p text:style-name="P1"/>
      <text:p text:style-name="P1">Usuwamy plik .git</text:p>
      <text:p text:style-name="P2"/>
      <text:p text:style-name="P1"><text:span text:style-name="T15"><text:tab/></text:span><text:span text:style-name="T17">rm -rf vendor/**/.git</text:span></text:p>
      <text:p text:style-name="P10"/>
      <text:p text:style-name="P1"><text:span text:style-name="T16">lub usuwamy cały katalog </text:span><text:span text:style-name="T17">rm -rf vendor</text:span><text:span text:style-name="T16"> (symfony v.2.1.*)</text:span></text:p>
      <text:p text:style-name="P10"/>
      <text:p text:style-name="P11">przed wywołaniem polecenia:</text:p>
      <text:p text:style-name="P11"/>
      <text:p text:style-name="P13"><text:span text:style-name="T18">$ php composer.phar update</text:span><text:span text:style-name="T22"> </text:span></text:p>
      <text:p text:style-name="P13"/>
      <text:p text:style-name="P1">Do pliku composer.json dodajem następujący wpis:</text:p>
      <text:p text:style-name="P29"/>
      <text:p text:style-name="P8">{</text:p>
      <text:p text:style-name="P8"><text:soft-page-break/><text:s text:c="4"/>"require": {</text:p>
      <text:p text:style-name="P8">...</text:p>
      <text:p text:style-name="P9"><text:span text:style-name="T23"><text:s text:c="8"/>"doctrine/doctrine-fixtures-bundle": "</text:span><text:span text:style-name="T25">dev</text:span><text:span text:style-name="T23">-master",</text:span></text:p>
      <text:p text:style-name="P21"><text:s text:c="8"/>"doctrine/data-fixtures": "<text:span text:style-name="T24">dev</text:span>-master"</text:p>
      <text:p text:style-name="P8"><text:s text:c="4"/>}</text:p>
      <text:p text:style-name="P8">}</text:p>
      <text:p text:style-name="P1"/>
      <text:p text:style-name="P1">4. Update wersji biblioteki</text:p>
      <text:p text:style-name="P1"/>
      <text:p text:style-name="P14">Biblioteki najlepiej instalować eksportująć projekt (bez svn) następnie wpisujemy polecenie</text:p>
      <text:p text:style-name="P1"/>
      <text:p text:style-name="P6">$ php composer.phar update</text:p>
      <text:p text:style-name="P6"/>
      <text:p text:style-name="P6">lub</text:p>
      <text:p text:style-name="P12"/>
      <text:p text:style-name="P6"><text:span text:style-name="T14">$ php composer.phar update doctrine/doctrine-fixtures-bundle</text:span> </text:p>
      <text:p text:style-name="P6"/>
      <text:p text:style-name="P6"><text:span text:style-name="T19">Jeżeli wszystko działa, to teraz można znaleźć pliki pakietu </text:span><text:span text:style-name="Teletype"><text:span text:style-name="T20">DoctrineFixturesBundle </text:span></text:span><text:span text:style-name="T19">w katalogu</text:span></text:p>
      <text:p text:style-name="P6"><text:span text:style-name="Teletype"><text:span text:style-name="T20">vendor/doctrine/doctrine-fixtures-bundle</text:span></text:span><text:span text:style-name="T19">.</text:span> </text:p>
      <text:p text:style-name="P6"><text:span text:style-name="Teletype"><text:span text:style-name="T20">DoctrineFixturesBundle </text:span></text:span><text:span text:style-name="T19">instaluje bibliotekę </text:span><text:a xlink:type="simple" xlink:href="https://github.com/doctrine/data-fixtures"><text:span text:style-name="T21">Doctrine Data Fixtures</text:span></text:a><text:span text:style-name="T19">. Biblioteke ta można znaleźć w</text:span></text:p>
      <text:p text:style-name="P6"><text:span text:style-name="Teletype"><text:span text:style-name="T20">vendor/doctrine/data-fixtures</text:span></text:span><text:span text:style-name="T19">.</text:span> </text:p>
      <text:p text:style-name="P6"/>
      <text:p text:style-name="P14">Po zainstalowaniu bibliotek przerzucamy pliki z powrotem do projektu z svn i comitujemy</text:p>
      <text:p text:style-name="P1"/>
      <text:p text:style-name="P1">5. Rejestracja bibliotek w projekcie</text:p>
      <text:p text:style-name="P1"/>
      <text:p text:style-name="P1">/symblog/app/AppKernel.php</text:p>
      <text:p text:style-name="P1"/>
      <text:p text:style-name="P1">// ...</text:p>
      <text:p text:style-name="P4"><text:span text:style-name="T1"><text:s text:c="4"/></text:span><text:span text:style-name="T10">public function </text:span><text:span text:style-name="T1">registerBundles()</text:span></text:p>
      <text:p text:style-name="P17"><text:s text:c="4"/>{</text:p>
      <text:p text:style-name="P15"><text:span text:style-name="T1"><text:s text:c="8"/>$bundles = </text:span><text:span text:style-name="T10">array</text:span><text:span text:style-name="T1">(</text:span></text:p>
      <text:p text:style-name="P18">...</text:p>
      <text:p text:style-name="P15"><text:span text:style-name="T3"><text:s text:c="12"/></text:span><text:span text:style-name="T11">new </text:span><text:span text:style-name="T2">Doctrine\Bundle\FixturesBundle\DoctrineFixturesBundle(),</text:span></text:p>
      <text:p text:style-name="P17"><text:s text:c="8"/>);</text:p>
      <text:p text:style-name="P15"/>
      <text:p text:style-name="P17"/>
      <text:p text:style-name="P15"/>
      <text:p text:style-name="P15"><text:span text:style-name="T1"><text:s text:c="8"/></text:span><text:span text:style-name="T10">return </text:span><text:span text:style-name="T1">$bundles;</text:span></text:p>
      <text:p text:style-name="P17"><text:s text:c="4"/>}</text:p>
      <text:p text:style-name="P17"/>
      <text:p text:style-name="P19">po wprowadzeniu komenty:</text:p>
      <text:p text:style-name="P19"/>
      <text:p text:style-name="P23">php app/console</text:p>
      <text:p text:style-name="P19"/>
      <text:p text:style-name="P19">Powinniśmy zobaczyć nowe polecenia symfony miedzy innymi:</text:p>
      <text:p text:style-name="P19"/>
      <text:p text:style-name="P22">doctrine:fixtures:load</text:p>
      <text:p text:style-name="P22"/>
      <text:p text:style-name="P2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1. Tworzymy klasy do ładoania danych:</text:p>
      <text:p text:style-name="P20"/>
      <text:p text:style-name="P25">&lt;?php</text:p>
      <text:p text:style-name="P26">// src/Blogger/BlogBundle/DataFixtures/ORM/BlogFixtures.php</text:p>
      <text:p text:style-name="P15"/>
      <text:p text:style-name="P17">namespace <text:span text:style-name="T24">Blogger</text:span>\BlogBundle\DataFixtures\ORM;</text:p>
      <text:p text:style-name="P17"><text:s/></text:p>
      <text:p text:style-name="P15"><text:span text:style-name="T10">use </text:span><text:span text:style-name="T2">Doctrine</text:span><text:span text:style-name="T1">\Common\Persistence\ObjectManager;</text:span></text:p>
      <text:p text:style-name="P15"><text:span text:style-name="T10">use </text:span><text:span text:style-name="T2">Doctrine</text:span><text:span text:style-name="T1">\Common\DataFixtures\AbstractFixture;</text:span></text:p>
      <text:p text:style-name="P15"><text:span text:style-name="T10">use </text:span><text:span text:style-name="T2">Doctrine</text:span><text:span text:style-name="T1">\Common\DataFixtures\OrderedFixtureInterface;</text:span></text:p>
      <text:p text:style-name="P15"><text:span text:style-name="T10">use </text:span><text:span text:style-name="T2">Blogger</text:span><text:span text:style-name="T1">\BlogBundle\Entity\Blog;</text:span></text:p>
      <text:p text:style-name="P17"><text:s/></text:p>
      <text:p text:style-name="P15"><text:span text:style-name="T10">class </text:span><text:span text:style-name="T1">BlogFixtures </text:span><text:span text:style-name="T10">extends </text:span><text:span text:style-name="T1">AbstractFixture </text:span><text:span text:style-name="T10">implements </text:span><text:span text:style-name="T1">OrderedFixtureInterface</text:span></text:p>
      <text:p text:style-name="P17">{</text:p>
      <text:p text:style-name="P15"><text:span text:style-name="T1"><text:s text:c="2"/></text:span><text:span text:style-name="T10">public function </text:span><text:span text:style-name="T1">load(ObjectManager $manager)</text:span></text:p>
      <text:p text:style-name="P17"><text:s text:c="2"/>{</text:p>
      <text:p text:style-name="P15"/>
      <text:p text:style-name="P15"><text:span text:style-name="T1"><text:s text:c="4"/>$blog1 = </text:span><text:span text:style-name="T10">new </text:span><text:span text:style-name="T1">Blog();</text:span></text:p>
      <text:p text:style-name="P15"><text:span text:style-name="T1"><text:s text:c="4"/>$blog1-&gt;setTitle(</text:span><text:span text:style-name="T26">'A day with Symfony2'</text:span><text:span text:style-name="T1">);</text:span></text:p>
      <text:p text:style-name="P15"><text:span text:style-name="T1"><text:s text:c="4"/>$blog1-&gt;setBlog(</text:span><text:span text:style-name="T26">'Lorem ipsum dolor sit amet, consectetur adipiscing eletra electrify denim vel ports.\nLorem ipsum dolor sit amet, consectetur adipiscing elit. Morbi ut velocity magna. Etiam vehicula nunc non leo hendrerit commodo. Vestibulum vulputate mauris eget erat congue dapibus imperdiet justo scelerisque. Nulla consectetur tempus nisl vitae viverra. Cras el mauris eget erat congue dapibus imperdiet justo scelerisque. Nulla consectetur tempus nisl vitae viverra. Cras elementum molestie vestibulum. Morbi id quam nisl. Praesent hendrerit, orci sed elementum lobortis, justo mauris lacinia libero, non facilisis purus ipsum non mi. Aliquam sollicitudin, augue id vestibulum iaculis, sem lectus convallis nunc, vel scelerisque lorem tortor ac nunc. Donec pharetra eleifend enim vel porta.'</text:span><text:span text:style-name="T1">);</text:span></text:p>
      <text:p text:style-name="P15"><text:span text:style-name="T1"><text:s text:c="4"/>$blog1-&gt;setImage(</text:span><text:span text:style-name="T26">'beach.jpg'</text:span><text:span text:style-name="T1">);</text:span></text:p>
      <text:p text:style-name="P15"><text:span text:style-name="T1"><text:s text:c="4"/>$blog1-&gt;setAuthor(</text:span><text:span text:style-name="T26">'dsyph3r'</text:span><text:span text:style-name="T1">);</text:span></text:p>
      <text:p text:style-name="P15"><text:span text:style-name="T1"><text:s text:c="4"/>$blog1-&gt;setTags(</text:span><text:span text:style-name="T26">'symfony2, php, paradise, symblog'</text:span><text:span text:style-name="T1">);</text:span></text:p>
      <text:p text:style-name="P15"><text:span text:style-name="T1"><text:s text:c="4"/>$blog1-&gt;setCreated(</text:span><text:span text:style-name="T10">new </text:span><text:span text:style-name="T1">\DateTime());</text:span></text:p>
      <text:p text:style-name="P17"><text:s text:c="4"/>$blog1-&gt;setUpdated($blog1-&gt;getCreated());</text:p>
      <text:p text:style-name="P17"><text:s/></text:p>
      <text:p text:style-name="P15"><text:span text:style-name="T1"><text:s text:c="4"/>$blog2 = </text:span><text:span text:style-name="T10">new </text:span><text:span text:style-name="T1">Blog();</text:span></text:p>
      <text:p text:style-name="P15"><text:span text:style-name="T1"><text:s text:c="4"/>$blog2-&gt;setTitle(</text:span><text:span text:style-name="T26">'The pool on the roof must have a leak'</text:span><text:span text:style-name="T1">);</text:span></text:p>
      <text:p text:style-name="P15"><text:span text:style-name="T1"><text:s text:c="4"/>$blog2-&gt;setBlog(</text:span><text:span text:style-name="T26">'Vestibulum vulputate mauris eget erat congue dapibus imperdiet justo scelerisque. Na. Cras elementum molestie vestibulum. Morbi id quam nisl. Praesent hendrerit, orci sed elementum lobortis.'</text:span><text:span text:style-name="T1">);</text:span></text:p>
      <text:p text:style-name="P15"><text:span text:style-name="T1"><text:s text:c="4"/>$blog2-&gt;setImage(</text:span><text:span text:style-name="T26">'pool_leak.jpg'</text:span><text:span text:style-name="T1">);</text:span></text:p>
      <text:p text:style-name="P15"><text:span text:style-name="T1"><text:s text:c="4"/>$blog2-&gt;setAuthor(</text:span><text:span text:style-name="T26">'Zero Cool'</text:span><text:span text:style-name="T1">);</text:span></text:p>
      <text:p text:style-name="P15"><text:span text:style-name="T1"><text:s text:c="4"/>$blog2-&gt;setTags(</text:span><text:span text:style-name="T26">'pool, leaky, hacked, movie, hacking, symblog'</text:span><text:span text:style-name="T1">);</text:span></text:p>
      <text:p text:style-name="P15"><text:span text:style-name="T1"><text:s text:c="4"/>$blog2-&gt;setCreated(</text:span><text:span text:style-name="T10">new </text:span><text:span text:style-name="T1">\DateTime('2013-07-23 06:12:33</text:span><text:span text:style-name="T26">'));</text:span></text:p>
      <text:p text:style-name="P28"><text:s text:c="4"/>$blog2-&gt;setUpdated($blog2-&gt;getCreated());</text:p>
      <text:p text:style-name="P15"/>
      <text:p text:style-name="P28"><text:s text:c="4"/>$blog3 = new Blog();</text:p>
      <text:p text:style-name="P15"><text:span text:style-name="T26"><text:s text:c="4"/>$blog3-&gt;setTitle('</text:span><text:span text:style-name="T1">Misdirection. What the eyes see and the ears hear, the mind believes</text:span><text:span text:style-name="T26">');</text:span></text:p>
      <text:p text:style-name="P15"><text:span text:style-name="T26"><text:s text:c="4"/>$blog3-&gt;setBlog('</text:span><text:span text:style-name="T1">Lorem ipsumvehicula nunc non leo hendrerit commodo. Vestibulum vulputate mauris eget erat congue dapibus imperdiet justo scelerisque.</text:span><text:span text:style-name="T26">');</text:span></text:p>
      <text:p text:style-name="P15"><text:span text:style-name="T26"><text:s text:c="4"/>$blog3-&gt;setImage('</text:span><text:span text:style-name="T1">misdirection.jpg</text:span><text:span text:style-name="T26">');</text:span></text:p>
      <text:p text:style-name="P15"><text:span text:style-name="T26"><text:s text:c="4"/>$blog3-&gt;setAuthor('</text:span><text:span text:style-name="T1">Gabriel</text:span><text:span text:style-name="T26">');</text:span></text:p>
      <text:p text:style-name="P15"><text:span text:style-name="T26"><text:s text:c="4"/>$blog3-&gt;setTags('</text:span><text:span text:style-name="T1">misdirection, magic, movie, hacking, symblog</text:span><text:span text:style-name="T26">');</text:span></text:p>
      <text:p text:style-name="P15"><text:span text:style-name="T26"><text:s text:c="4"/>$blog3-&gt;setCreated(new \DateTime('</text:span><text:span text:style-name="T1">2013-07-16 16:14:06</text:span><text:span text:style-name="T26">'));</text:span></text:p>
      <text:p text:style-name="P28"><text:s text:c="4"/>$blog3-&gt;setUpdated($blog3-&gt;getCreated());</text:p>
      <text:p text:style-name="P15"/>
      <text:p text:style-name="P28"><text:soft-page-break/><text:s text:c="4"/>$blog4 = new Blog();</text:p>
      <text:p text:style-name="P15"><text:span text:style-name="T26"><text:s text:c="4"/>$blog4-&gt;setTitle('</text:span><text:span text:style-name="T1">The grid - A digital frontier</text:span><text:span text:style-name="T26">');</text:span></text:p>
      <text:p text:style-name="P15"><text:span text:style-name="T26"><text:s text:c="4"/>$blog4-&gt;setBlog('</text:span><text:span text:style-name="T1">Lorem commodo. Vestibulum vulputate mauris eget erat congue dapibus imperdiet justo scelerisque. Nulla consectetur tempus nisl vitae viverra.</text:span><text:span text:style-name="T26">');</text:span></text:p>
      <text:p text:style-name="P15"><text:span text:style-name="T26"><text:s text:c="4"/>$blog4-&gt;setImage('</text:span><text:span text:style-name="T1">the_grid.jpg</text:span><text:span text:style-name="T26">');</text:span></text:p>
      <text:p text:style-name="P15"><text:span text:style-name="T26"><text:s text:c="4"/>$blog4-&gt;setAuthor('</text:span><text:span text:style-name="T1">Kevin Flynn</text:span><text:span text:style-name="T26">');</text:span></text:p>
      <text:p text:style-name="P15"><text:span text:style-name="T26"><text:s text:c="4"/>$blog4-&gt;setTags('</text:span><text:span text:style-name="T1">grid, daftpunk, movie, symblog</text:span><text:span text:style-name="T26">');</text:span></text:p>
      <text:p text:style-name="P15"><text:span text:style-name="T26"><text:s text:c="4"/>$blog4-&gt;setCreated(new \DateTime('</text:span><text:span text:style-name="T1">2013-06-02 18:54:12</text:span><text:span text:style-name="T26">'));</text:span></text:p>
      <text:p text:style-name="P28"><text:s text:c="4"/>$blog4-&gt;setUpdated($blog4-&gt;getCreated());</text:p>
      <text:p text:style-name="P15"/>
      <text:p text:style-name="P28"><text:s text:c="4"/>$blog5 = new Blog();</text:p>
      <text:p text:style-name="P15"><text:span text:style-name="T26"><text:s text:c="4"/>$blog5-&gt;setTitle('</text:span><text:span text:style-name="T1">You\'re either a one or a zero. Alive or dead</text:span><text:span text:style-name="T26">');</text:span></text:p>
      <text:p text:style-name="P15"><text:span text:style-name="T26"><text:s text:c="4"/>$blog5-&gt;setBlog('</text:span><text:span text:style-name="T1">Lorem ipsum dolor sit amet, consectetur adipiscing elittibulum vulputate mauris eget erat congue dapibus imperdiet justo scelerisque.</text:span><text:span text:style-name="T26">');</text:span></text:p>
      <text:p text:style-name="P15"><text:span text:style-name="T26"><text:s text:c="4"/>$blog5-&gt;setImage('</text:span><text:span text:style-name="T1">one_or_zero.jpg</text:span><text:span text:style-name="T26">');</text:span></text:p>
      <text:p text:style-name="P15"><text:span text:style-name="T26"><text:s text:c="4"/>$blog5-&gt;setAuthor('</text:span><text:span text:style-name="T1">Gary Winston</text:span><text:span text:style-name="T26">');</text:span></text:p>
      <text:p text:style-name="P15"><text:span text:style-name="T26"><text:s text:c="4"/>$blog5-&gt;setTags('</text:span><text:span text:style-name="T1">binary, one, zero, alive, dead, !trusting, movie, symblog</text:span><text:span text:style-name="T26">');</text:span></text:p>
      <text:p text:style-name="P15"><text:span text:style-name="T26"><text:s text:c="4"/>$blog5-&gt;setCreated(new \DateTime('</text:span><text:span text:style-name="T1">2013-04-25 15:34:18'));</text:span></text:p>
      <text:p text:style-name="P17"><text:s text:c="4"/>$blog5-&gt;setUpdated($blog5-&gt;getCreated());</text:p>
      <text:p text:style-name="P17"><text:s/></text:p>
      <text:p text:style-name="P17"><text:s text:c="4"/>$manager-&gt;persist($blog1);</text:p>
      <text:p text:style-name="P17"><text:s text:c="4"/>$manager-&gt;persist($blog2);</text:p>
      <text:p text:style-name="P17"><text:s text:c="4"/>$manager-&gt;persist($blog3);</text:p>
      <text:p text:style-name="P17"><text:s text:c="4"/>$manager-&gt;persist($blog4);</text:p>
      <text:p text:style-name="P17"><text:s text:c="4"/>$manager-&gt;persist($blog5);</text:p>
      <text:p text:style-name="P17"><text:s/></text:p>
      <text:p text:style-name="P17"><text:s text:c="4"/>$manager-&gt;flush();</text:p>
      <text:p text:style-name="P17"><text:s/></text:p>
      <text:p text:style-name="P17"><text:s text:c="2"/>}</text:p>
      <text:p text:style-name="P15"><text:span text:style-name="T1"><text:s text:c="2"/></text:span><text:span text:style-name="T10">public function </text:span><text:span text:style-name="T1">getOrder()</text:span></text:p>
      <text:p text:style-name="P17"><text:s text:c="2"/>{</text:p>
      <text:p text:style-name="P15"><text:span text:style-name="T1"><text:s text:c="4"/></text:span><text:span text:style-name="T10">return </text:span><text:span text:style-name="T1">1; </text:span><text:span text:style-name="T12">// the order in which fixtures will be loaded</text:span></text:p>
      <text:p text:style-name="P17"><text:s text:c="2"/>}</text:p>
      <text:p text:style-name="P17"><text:s text:c="2"/></text:p>
      <text:p text:style-name="P17">}</text:p>
      <text:p text:style-name="P20"/>
      <text:p text:style-name="P19">2. Załadowanie danych do tabel:</text:p>
      <text:p text:style-name="P19"/>
      <text:p text:style-name="P23">php app/console doctrine:fixtures:load</text:p>
      <text:p text:style-name="P23"/>
      <text:p text:style-name="P24">3. Dodanie obrazków do katlogu:</text:p>
      <text:p text:style-name="P24"/>
      <text:p text:style-name="P24"><text:tab/>symblog\web\bundles\bloggerblog\images</text:p>
      <text:p text:style-name="P24"/>
      <text:p text:style-name="P24"/>
      <text:p text:style-name="P19">1. Dodanie nowych plików za pomocą polecenia:</text:p>
      <text:p text:style-name="P19"/>
      <text:p text:style-name="P23">php app/console doctrine:generate:crud --help</text:p>
      <text:p text:style-name="P23"/>
      <text:p text:style-name="P23">php app/console doctrine:generate:crud </text:p>
      <text:p text:style-name="P23">--entity=BloggerBlogBundle:Blog</text:p>
      <text:p text:style-name="P23">--route-prefix=blogger_blog </text:p>
      <text:p text:style-name="P23">--with-write </text:p>
      <text:p text:style-name="P23">--format=yml</text:p>
      <text:p text:style-name="P23"/>
      <text:p text:style-name="P19">Blogger/BlogBundle/Controller/<text:span text:style-name="T5">BlogController.php</text:span></text:p>
      <text:p text:style-name="P19"/>
      <text:p text:style-name="P19"><text:span text:style-name="T27">Blogger/BlogBundle/Form</text:span><text:span text:style-name="T5">/BlogType.php</text:span></text:p>
      <text:p text:style-name="P19"/>
      <text:p text:style-name="P19">Blogger/BlogBundle/Resources/config/<text:span text:style-name="T5">routing/blog.yml</text:span></text:p>
      <text:p text:style-name="P19"><text:soft-page-break/></text:p>
      <text:p text:style-name="P19">Blogger/BlogBundle/Resources/views/<text:span text:style-name="T5">Blog/edit.html.twig – edycja zlecenia</text:span></text:p>
      <text:p text:style-name="P19">Blogger/BlogBundle/Resources/views/<text:span text:style-name="T5">Blog/index.html.twig – wyświetlanie wszystkich zleceń</text:span></text:p>
      <text:p text:style-name="P19">Blogger/BlogBundle/Resources/views/<text:span text:style-name="T5">Blog/new.html.twig – zakładanie nowego zlecenia</text:span></text:p>
      <text:p text:style-name="P19">Ens/JobeetBundle/Resources/views/<text:span text:style-name="T5">Blog/show.html.twig – pokazywanie szczegółów zlecenia</text:span></text:p>
      <text:p text:style-name="P19"/>
      <text:p text:style-name="P19">Blogger/BlogBundle/Tests/Controller/<text:span text:style-name="T5">BlogControllerTest.php</text:span></text:p>
      <text:p text:style-name="P19"/>
      <text:p text:style-name="P19">2. Dodanie przekierowania do ruting-u:</text:p>
      <text:p text:style-name="P19"/>
      <text:p text:style-name="P15"># src/Blogger/BlogBundle/Resources/config/routing.yml</text:p>
      <text:p text:style-name="P21">blogger_blog_blog:</text:p>
      <text:p text:style-name="P21"><text:s text:c="4"/>resource: "@BloggerBlogBundle/Resources/config/routing/blog.yml"</text:p>
      <text:p text:style-name="P21"><text:s text:c="4"/>prefix: /blog</text:p>
      <text:p text:style-name="P15"/>
      <text:p text:style-name="P15">blogger_blog_homepage:</text:p>
      <text:p text:style-name="P15"><text:s text:c="4"/>pattern: <text:s/>/</text:p>
      <text:p text:style-name="P15"><text:s text:c="4"/>defaults: { _controller: BloggerBlogBundle:Page:index }</text:p>
      <text:p text:style-name="P15"><text:s text:c="4"/>requirements:</text:p>
      <text:p text:style-name="P15"><text:s text:c="8"/>_method: <text:s/>GET</text:p>
      <text:p text:style-name="P19"/>
      <text:p text:style-name="P23"/>
      <text:p text:style-name="P24">4. Czyszczenie cache:</text:p>
      <text:p text:style-name="P24"/>
      <text:p text:style-name="P23">php app/console cache:clear --env=prod</text:p>
      <text:p text:style-name="P23">php app/console cache:clear –env=dev</text:p>
      <text:p text:style-name="P23"/>
      <text:list xml:id="list29458801" text:style-name="L1">
        <text:list-header>
          <text:p text:style-name="P32">5. Nowa strona dostępna jest pod adresem:</text:p>
        </text:list-header>
      </text:list>
      <text:p text:style-name="P24"/>
      <text:p text:style-name="P27"><text:a xlink:type="simple" xlink:href="http://jobeet2.localhost/app_dev.php/job"><text:span text:style-name="T28">http://jobeet2.localhost/app_dev.php/job</text:span></text:a></text:p>
      <text:p text:style-name="P23"><text:a xlink:type="simple" xlink:href="http://jobeet2.localhost/app.php/job/"><text:span text:style-name="T29">http://jobeet2.localhost/app.php/jo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4M38S</meta:editing-duration>
    <meta:editing-cycles>47</meta:editing-cycles>
    <meta:generator>OpenOffice.org/3.3$Win32 OpenOffice.org_project/330m20$Build-9567</meta:generator>
    <dc:date>2013-08-23T09:38:50.69</dc:date>
    <dc:creator>szymon idczak</dc:creator>
    <meta:document-statistic meta:table-count="0" meta:image-count="0" meta:object-count="0" meta:page-count="7" meta:paragraph-count="279" meta:word-count="932" meta:character-count="10189"/>
    <meta:user-defined meta:name="Info 1"/>
    <meta:user-defined meta:name="Info 2"/>
    <meta:user-defined meta:name="Info 3"/>
    <meta:user-defined meta:name="Info 4"/>
  </office:meta>
</office:document-meta>
</file>